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a32" officeooo:paragraph-rsid="000fb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ank <text:tab/>India/State/Union Territory <text:tab/>Literacy Rate (%) - 2011 Census <text:tab/>Literacy Rate (%) - 2001 Census <text:tab/>Decadal Difference (%)</text:p>
      <text:p text:style-name="P1"><text:tab/>India <text:tab/>74.04 <text:tab/>64.83 <text:tab/>9.21</text:p>
      <text:p text:style-name="P1">1 <text:tab/>Kerala <text:tab/>93.91 <text:tab/>90.86 <text:tab/>3.14</text:p>
      <text:p text:style-name="P1">2 <text:tab/>Lakshadweep <text:tab/>92.28 <text:tab/>86.66 <text:tab/>5.62</text:p>
      <text:p text:style-name="P1">3 <text:tab/>Mizoram <text:tab/>91.58 <text:tab/>88.80 <text:tab/>2.78</text:p>
      <text:p text:style-name="P1">4 <text:tab/>Tripura <text:tab/>87.75[a] <text:tab/>73.19 <text:tab/>13.56</text:p>
      <text:p text:style-name="P1">5 <text:tab/>Goa <text:tab/>87.40 <text:tab/>82.01 <text:tab/>5.39</text:p>
      <text:p text:style-name="P1">6 <text:tab/>Daman &amp; Diu <text:tab/>87.07 <text:tab/>78.18 <text:tab/>8.89</text:p>
      <text:p text:style-name="P1">7 <text:tab/>Puducherry <text:tab/>86.55 <text:tab/>81.24 <text:tab/>5.31</text:p>
      <text:p text:style-name="P1">8 <text:tab/>Chandigarh <text:tab/>86.43 <text:tab/>81.94 <text:tab/>4.49</text:p>
      <text:p text:style-name="P1">9 <text:tab/>Delhi <text:tab/>86.34 <text:tab/>81.67 <text:tab/>4.67</text:p>
      <text:p text:style-name="P1">10 <text:tab/>Andaman &amp; Nicobar <text:tab/>86.27 <text:tab/>81.30 <text:tab/>4.97</text:p>
      <text:p text:style-name="P1">11 <text:tab/>Himachal Pradesh <text:tab/>83.78 <text:tab/>76.48 <text:tab/>7.30</text:p>
      <text:p text:style-name="P1">12 <text:tab/>Maharashtra <text:tab/>82.91 <text:tab/>76.88 <text:tab/>6.03</text:p>
      <text:p text:style-name="P1">13 <text:tab/>Sikkim <text:tab/>82.20 <text:tab/>68.81 <text:tab/>13.39</text:p>
      <text:p text:style-name="P1">14 <text:tab/>Tamil Nadu <text:tab/>80.33 <text:tab/>73.45 <text:tab/>6.88</text:p>
      <text:p text:style-name="P1">15 <text:tab/>Nagaland <text:tab/>80.11 <text:tab/>66.59 <text:tab/>13.52</text:p>
      <text:p text:style-name="P1">16 <text:tab/>Manipur <text:tab/>79.85 <text:tab/>69.93 <text:tab/>9.92</text:p>
      <text:p text:style-name="P1">17 <text:tab/>Uttarakhand <text:tab/>79.63 <text:tab/>71.62 <text:tab/>8.01</text:p>
      <text:p text:style-name="P1">18 <text:tab/>Gujarat <text:tab/>79.31 <text:tab/>69.14 <text:tab/>10.17</text:p>
      <text:p text:style-name="P1">19 <text:tab/>Dadra &amp; Nagar Haveli <text:tab/>77.65 <text:tab/>57.63 <text:tab/>20.02</text:p>
      <text:p text:style-name="P1">20 <text:tab/>West Bengal <text:tab/>77.08 <text:tab/>68.64 <text:tab/>8.44</text:p>
      <text:p text:style-name="P1">21 <text:tab/>Punjab <text:tab/>76.68 <text:tab/>69.65 <text:tab/>7.03</text:p>
      <text:p text:style-name="P1">22 <text:tab/>Haryana <text:tab/>76.64 <text:tab/>67.91 <text:tab/>8.73</text:p>
      <text:p text:style-name="P1">23 <text:tab/>Karnataka <text:tab/>75.60 <text:tab/>66.64 <text:tab/>8.96</text:p>
      <text:p text:style-name="P1">24 <text:tab/>Meghalaya <text:tab/>75.48 <text:tab/>62.56 <text:tab/>12.92</text:p>
      <text:p text:style-name="P1">25 <text:tab/>Odisha <text:tab/>73.45 <text:tab/>63.08 <text:tab/>10.37</text:p>
      <text:p text:style-name="P1">26 <text:tab/>Assam <text:tab/>73.18 <text:tab/>63.25 <text:tab/>9.93</text:p>
      <text:p text:style-name="P1">27 <text:tab/>Chhattisgarh <text:tab/>71.04 <text:tab/>64.66 <text:tab/>6.38</text:p>
      <text:p text:style-name="P1">28 <text:tab/>Madhya Pradesh <text:tab/>70.63 <text:tab/>63.74 <text:tab/>6.89</text:p>
      <text:p text:style-name="P1">29 <text:tab/>Uttar Pradesh <text:tab/>69.72 <text:tab/>56.27 <text:tab/>13.45</text:p>
      <text:p text:style-name="P1">30 <text:tab/>Jammu &amp; Kashmir <text:tab/>68.74 <text:tab/>55.52 <text:tab/>13.22</text:p>
      <text:p text:style-name="P1">31 <text:tab/>Jharkhand <text:tab/>67.63 <text:tab/>53.56 <text:tab/>14.07</text:p>
      <text:p text:style-name="P1">32 <text:tab/>Andhra Pradesh <text:tab/>67.4[b] <text:tab/>-- <text:tab/>--</text:p>
      <text:p text:style-name="P1">33 <text:tab/>Rajasthan <text:tab/>67.06 <text:tab/>60.41 <text:tab/>6.65</text:p>
      <text:p text:style-name="P1">34 <text:tab/>Arunachal Pradesh <text:tab/>66.95 <text:tab/>54.34 <text:tab/>12.61</text:p>
      <text:p text:style-name="P1">35 <text:tab/>Telangana <text:tab/>66.5[c] <text:tab/>-- <text:tab/>--</text:p>
      <text:p text:style-name="P1">36 <text:tab/>Bihar <text:tab/>63.82 <text:tab/>47.00 <text:tab/>16.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9:15:07.828374543</meta:creation-date>
    <dc:date>2016-04-05T19:15:36.347329414</dc:date>
    <meta:editing-duration>P0D</meta:editing-duration>
    <meta:editing-cycles>1</meta:editing-cycles>
    <meta:document-statistic meta:table-count="0" meta:image-count="0" meta:object-count="0" meta:page-count="1" meta:paragraph-count="38" meta:word-count="218" meta:character-count="1366" meta:non-whitespace-character-count="1034"/>
    <meta:generator>LibreOffice/4.2.4.2$Linux_X86_64 LibreOffice_project/420m0$Build-2</meta:generator>
  </office:meta>
</office:document-meta>
</file>